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fo:font-weight="normal" officeooo:rsid="003004da" officeooo:paragraph-rsid="003004da"/>
    </style:style>
    <style:style style:name="P2" style:family="paragraph" style:parent-style-name="Standard">
      <style:text-properties style:font-name="Century Schoolbook L1" fo:font-weight="normal" officeooo:rsid="00301e55" officeooo:paragraph-rsid="00301e55"/>
    </style:style>
    <style:style style:name="P3" style:family="paragraph" style:parent-style-name="Standard">
      <style:text-properties style:font-name="Century Schoolbook L1" fo:font-weight="normal" officeooo:rsid="00317d61" officeooo:paragraph-rsid="00317d61"/>
    </style:style>
    <style:style style:name="P4" style:family="paragraph" style:parent-style-name="Standard">
      <style:text-properties style:font-name="Century Schoolbook L" fo:font-size="10pt" fo:font-weight="normal" style:font-size-asian="10pt" style:font-size-complex="10pt"/>
    </style:style>
    <style:style style:name="P5" style:family="paragraph" style:parent-style-name="Standard">
      <style:text-properties style:font-name="Century Schoolbook L" fo:font-size="10pt" fo:font-weight="normal" officeooo:rsid="000daa45" style:font-size-asian="10pt" style:font-size-complex="10pt"/>
    </style:style>
    <style:style style:name="P6" style:family="paragraph" style:parent-style-name="Standard">
      <style:text-properties style:use-window-font-color="true" style:font-name="Century Schoolbook L1" fo:font-weight="normal" officeooo:rsid="002d1c0d" officeooo:paragraph-rsid="002d1c0d"/>
    </style:style>
    <style:style style:name="P7" style:family="paragraph" style:parent-style-name="Standard">
      <style:text-properties style:use-window-font-color="true" style:font-name="Century Schoolbook L1" fo:font-size="12pt" fo:font-weight="normal" officeooo:rsid="002d1c0d" officeooo:paragraph-rsid="002d1c0d" fo:background-color="transparent" style:font-size-asian="12pt" style:font-size-complex="12pt"/>
    </style:style>
    <style:style style:name="P8" style:family="paragraph" style:parent-style-name="Standard">
      <style:text-properties style:font-name="IPA明朝" fo:font-size="20pt" fo:font-weight="normal" officeooo:rsid="002bf1b1" style:font-size-asian="20pt" style:font-size-complex="20pt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style:font-name="Century Schoolbook L1" fo:font-weight="normal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style:font-name="Century Schoolbook L1" fo:font-weight="normal" officeooo:rsid="002f20aa" officeooo:paragraph-rsid="002d1c0d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1" fo:font-weight="normal" officeooo:rsid="002d1c0d" officeooo:paragraph-rsid="003486e6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1" fo:font-weight="normal" officeooo:rsid="002f20aa" officeooo:paragraph-rsid="003486e6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1" fo:font-weight="normal" officeooo:rsid="003486e6" officeooo:paragraph-rsid="003486e6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1" fo:font-weight="normal" officeooo:rsid="00350c44" officeooo:paragraph-rsid="00350c44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1" fo:font-weight="normal" officeooo:rsid="00355181" officeooo:paragraph-rsid="00355181"/>
    </style:style>
    <style:style style:name="P16" style:family="paragraph" style:parent-style-name="Standard">
      <style:paragraph-properties fo:background-color="#cccc99">
        <style:background-image/>
      </style:paragraph-properties>
      <style:text-properties style:font-name="Century Schoolbook L1" fo:font-size="10pt" fo:font-weight="normal" officeooo:rsid="00317d61" officeooo:paragraph-rsid="00317d61" fo:background-color="transparent" style:font-size-asian="10pt" style:font-size-complex="10pt"/>
    </style:style>
    <style:style style:name="P17" style:family="paragraph" style:parent-style-name="Standard">
      <style:paragraph-properties fo:background-color="#cccc99">
        <style:background-image/>
      </style:paragraph-properties>
      <style:text-properties style:font-name="Century Schoolbook L1" fo:font-size="10pt" fo:font-weight="normal" officeooo:rsid="00317d61" officeooo:paragraph-rsid="003394c3" fo:background-color="transparent" style:font-size-asian="10pt" style:font-size-complex="10pt"/>
    </style:style>
    <style:style style:name="P18" style:family="paragraph" style:parent-style-name="Standard">
      <style:paragraph-properties fo:background-color="#cccc99">
        <style:background-image/>
      </style:paragraph-properties>
      <style:text-properties style:font-name="Century Schoolbook L1" fo:font-size="10pt" fo:font-weight="normal" officeooo:rsid="002d1c0d" officeooo:paragraph-rsid="002d1c0d" style:font-size-asian="10pt" style:font-size-complex="10pt"/>
    </style:style>
    <style:style style:name="P19" style:family="paragraph" style:parent-style-name="Standard">
      <style:paragraph-properties fo:background-color="#cccc99">
        <style:background-image/>
      </style:paragraph-properties>
      <style:text-properties style:use-window-font-color="true" style:font-name="IPAゴシック" fo:font-size="9pt" fo:font-weight="normal" officeooo:rsid="003486e6" officeooo:paragraph-rsid="003486e6" style:font-size-asian="9pt" style:font-size-complex="9pt"/>
    </style:style>
    <style:style style:name="P20" style:family="paragraph" style:parent-style-name="Standard">
      <style:paragraph-properties fo:background-color="#cccc99">
        <style:background-image/>
      </style:paragraph-properties>
      <style:text-properties style:font-name="IPAゴシック" fo:font-size="9pt" fo:font-weight="normal" officeooo:rsid="00355181" officeooo:paragraph-rsid="00355181" fo:background-color="transparent" style:font-size-asian="9pt" style:font-size-complex="9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Century Schoolbook L1" fo:font-size="12pt" fo:font-weight="normal" officeooo:rsid="00317d61" officeooo:paragraph-rsid="003394c3" style:font-size-asian="12pt" style:font-size-complex="12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Century Schoolbook L1" fo:font-size="12pt" fo:font-weight="normal" officeooo:rsid="00317d61" officeooo:paragraph-rsid="003394c3" fo:background-color="transparent" style:font-size-asian="12pt" style:font-size-complex="12pt"/>
    </style:style>
    <style:style style:name="P23" style:family="paragraph" style:parent-style-name="Standard">
      <style:paragraph-properties fo:background-color="#cccc99">
        <style:background-image/>
      </style:paragraph-properties>
      <style:text-properties style:font-name="IPAゴシック" fo:font-size="9pt" fo:font-weight="normal" officeooo:rsid="00355181" officeooo:paragraph-rsid="00355181" fo:background-color="transparent" style:font-size-asian="9pt" style:font-size-complex="9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IPAゴシック" fo:font-size="12pt" fo:font-weight="normal" officeooo:rsid="00355181" officeooo:paragraph-rsid="00355181" fo:background-color="transparent" style:font-name-asian="Century Schoolbook L" style:font-size-asian="12pt" style:font-size-complex="12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fo:font-weight="normal" officeooo:rsid="0039557e" officeooo:paragraph-rsid="0039557e" fo:background-color="transparent" style:font-name-asian="Century Schoolbook L" style:font-size-asian="12pt" style:font-size-complex="12pt"/>
    </style:style>
    <style:style style:name="T1" style:family="text">
      <style:text-properties officeooo:rsid="002bf1b1"/>
    </style:style>
    <style:style style:name="T2" style:family="text">
      <style:text-properties officeooo:rsid="002e463b"/>
    </style:style>
    <style:style style:name="T3" style:family="text">
      <style:text-properties officeooo:rsid="002f20aa"/>
    </style:style>
    <style:style style:name="T4" style:family="text">
      <style:text-properties officeooo:rsid="003486e6"/>
    </style:style>
    <style:style style:name="T5" style:family="text">
      <style:text-properties officeooo:rsid="0037f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MDISK</text:p>
      <text:p text:style-name="P4"/>
      <text:p text:style-name="P5">2016/0<text:span text:style-name="T1">8/30</text:span></text:p>
      <text:p text:style-name="P4"/>
      <text:p text:style-name="P4"/>
      <text:p text:style-name="P6">PropForth use word'fl' to load forth code.</text:p>
      <text:p text:style-name="P6">Word'fl' use free area because of loading /compiling forth code.</text:p>
      <text:p text:style-name="P6">Free area of Development-kernel is 15kbyte.</text:p>
      <text:p text:style-name="P6">So big <text:s/>forth code cannot load.</text:p>
      <text:p text:style-name="P6"/>
      <text:p text:style-name="P6">Size of sample<text:span text:style-name="T2">1</text:span>.f is 33kbyte. <text:span text:style-name="T3">This use word'fl'.</text:span></text:p>
      <text:p text:style-name="P7">Loading this file below; </text:p>
      <text:p text:style-name="P18">9224 characters overflowed </text:p>
      <text:p text:style-name="P18">Prop0 Cog6 ok </text:p>
      <text:p text:style-name="P18"/>
      <text:p text:style-name="P18">CON:Prop0 Cog5 RESET - last status: 0 ok</text:p>
      <text:p text:style-name="P9"/>
      <text:p text:style-name="P10"/>
      <text:p text:style-name="P1">SRAM on RAMDISK is 512k x 16bit.</text:p>
      <text:p text:style-name="P1">Low8bit of SRAM is 0 – h3FFFF.</text:p>
      <text:p text:style-name="P1">High8bit of SRAM is 4FFFF – h7FFFF.</text:p>
      <text:p text:style-name="P2">Setting 19bit-address by using presettable-counter and shift-register.</text:p>
      <text:p text:style-name="P2"/>
      <text:p text:style-name="P2"/>
      <text:p text:style-name="P3">After loading RAMDISK_0.3.f, execute word'initRAM'.</text:p>
      <text:p text:style-name="P16">Prop0 Cog6 ok </text:p>
      <text:p text:style-name="P16">initRAM </text:p>
      <text:p text:style-name="P17">Prop0 Cog6 ok</text:p>
      <text:p text:style-name="P22"/>
      <text:p text:style-name="P11">Size of sample<text:span text:style-name="T3">2</text:span>.f <text:span text:style-name="T3">also </text:span>is 33kbyte. <text:span text:style-name="T3">This use word'flRAM'.</text:span></text:p>
      <text:p text:style-name="P12"><text:span text:style-name="T4">s</text:span>ample2.f(33kbyte) is loadable because word'flRAM use RAMDISK(512kbyte).</text:p>
      <text:p text:style-name="P13">sample2 is same as sample1 except for word'flRAM'.</text:p>
      <text:p text:style-name="P13"/>
      <text:p text:style-name="P13">Loading is successful.</text:p>
      <text:p text:style-name="P13"/>
      <text:p text:style-name="P15">Word'flRAM' change connection between cog7 and cog6.</text:p>
      <text:p text:style-name="P15">output for cog7 → input for cog6</text:p>
      <text:p text:style-name="P15"><text:s text:c="32"/>output for cog6 → input for cog5</text:p>
      <text:p text:style-name="P15">input for cog7 ←--------------------------- output for cog5</text:p>
      <text:p text:style-name="P13"/>
      <text:p text:style-name="P15">Characters flow out from cog7 to cog6.</text:p>
      <text:p text:style-name="P15">Cog6 pass through cog5 except for comment[\,{}] and space and tab.</text:p>
      <text:p text:style-name="P15">Cog5 compile them and register to dectionary.</text:p>
      <text:p text:style-name="P15">Cog5 pass thr<text:span text:style-name="T5">o</text:span>ugh cog7 received characters from cog6.</text:p>
      <text:p text:style-name="P15"/>
      <text:p text:style-name="P13"/>
      <text:p text:style-name="P13"/>
      <text:p text:style-name="P13"/>
      <text:p text:style-name="P14"><text:soft-page-break/>Contents in RAMDISK below;</text:p>
      <text:p text:style-name="P19">Prop0 Cog6 ok </text:p>
      <text:p text:style-name="P19">0 500 dumpDISK </text:p>
      <text:p text:style-name="P19">00000 01F4: </text:p>
      <text:p text:style-name="P19">00000: 0D 0D 0D 0D 0D 3A 20 65 72 72 5F 6D 73 67 20 2E <text:s text:c="2"/>.....: err_msg . <text:s/>&lt;-- first word'err' in sample2 </text:p>
      <text:p text:style-name="P19">00010: 22 20 49 32 43 20 65 72 72 6F 72 22 20 3B 0D 3A <text:s text:c="2"/>" I2C error" ;.: </text:p>
      <text:p text:style-name="P19">00020: 20 65 72 72 3F 20 69 66 20 65 72 72 5F 6D 73 67 <text:s text:c="3"/>err? if err_msg </text:p>
      <text:p text:style-name="P19">00030: 20 63 72 20 74 68 65 6E 20 3B 0D 0D 6C 6F 63 6B <text:s text:c="3"/>cr then ;..lock </text:p>
      <text:p text:style-name="P19">00040: 64 69 63 74 20 63 72 65 61 74 65 20 5F 65 65 73 <text:s text:c="2"/>dict create _ees </text:p>
      <text:p text:style-name="P19">00050: 74 61 72 74 20 66 6F 72 74 68 65 6E 74 72 79 0D <text:s text:c="2"/>tart forthentry. </text:p>
      <text:p text:style-name="P19">00060: 24 43 5F 61 5F 6C 78 61 73 6D 20 77 2C 20 68 31 <text:s text:c="2"/>$C_a_lxasm w, h1 </text:p>
      <text:p text:style-name="P19">00070: 32 32 20 20 68 31 31 33 20 20 31 2D 20 74 75 63 <text:s text:c="2"/>22 <text:s/>h113 <text:s/>1- tuc </text:p>
      <text:p text:style-name="P19">00080: 6B 20 2D 20 68 39 20 6C 73 68 69 66 74 20 6F 72 <text:s text:c="2"/>k - h9 lshift or </text:p>
      <text:p text:style-name="P19">00090: 20 68 65 72 65 20 57 40 20 61 6C 69 67 6E 6C 20 <text:s text:c="3"/>here W@ alignl </text:p>
      <text:p text:style-name="P19">000A0: 68 31 30 20 6C 73 68 69 66 74 20 6F 72 20 6C 2C <text:s text:c="2"/>h10 lshift or l, </text:p>
      <text:p text:style-name="P19">000B0: 0D 7A 31 5B 69 78 6E 57 20 6C 2C 20 7A 31 5B 69 <text:s text:c="2"/>.z1[ixnW l, z1[i </text:p>
      <text:p text:style-name="P19">000C0: 78 6E 58 20 6C 2C 20 7A 32 57 79 50 5B 55 20 6C <text:s text:c="2"/>xnX l, z2WyP[U l </text:p>
      <text:p text:style-name="P19">000D0: 2C 20 7A 32 30 69 50 61 6B 20 6C 2C 20 7A 33 72 <text:s text:c="2"/>, z20iPak l, z3r </text:p>
      <text:p text:style-name="P19">000E0: 79 50 57 30 20 6C 2C 20 7A 31 62 69 78 6E 57 20 <text:s text:c="2"/>yPW0 l, z1bixnW </text:p>
      <text:p text:style-name="P19">000F0: 6C 2C 20 7A 32 57 79 50 5B 56 20 6C 2C 20 7A 32 <text:s text:c="2"/>l, z2WyP[V l, z2 </text:p>
      <text:p text:style-name="P19">00100: 30 69 50 61 6B 20 6C 2C 0D 7A 33 72 79 50 57 30 <text:s text:c="2"/>0iPak l,.z3ryPW0 </text:p>
      <text:p text:style-name="P19">00110: 20 6C 2C 20 7A 31 62 69 78 6E 58 20 6C 2C 20 7A <text:s text:c="3"/>l, z1bixnX l, z </text:p>
      <text:p text:style-name="P19">00120: 31 53 56 30 31 58 20 6C 2C 20 7A 6C 30 20 6C 2C <text:s text:c="2"/>1SV01X l, zl0 l, </text:p>
      <text:p text:style-name="P19">00130: 20 7A 43 57 20 6C 2C 20 7A 57 30 30 30 30 20 6C <text:s text:c="3"/>zCW l, zW0000 l </text:p>
      <text:p text:style-name="P19">00140: 2C 20 7A 47 30 30 30 30 20 6C 2C 0D 66 72 65 65 <text:s text:c="2"/>, zG0000 l,.free </text:p>
      <text:p text:style-name="P19">00150: 64 69 63 74 0D 0D 3A 20 53 72 20 5F 65 65 73 74 <text:s text:c="2"/>dict..: Sr _eest </text:p>
      <text:p text:style-name="P19">00160: 61 72 74 20 3B 0D 0D 3A 20 5F 65 65 73 74 6F 70 <text:s text:c="2"/>art ;..: _eestop </text:p>
      <text:p text:style-name="P19">00170: 0D 5F 73 63 6C 69 20 20 20 20 20 5C 20 52 65 6C <text:s text:c="2"/>._scli <text:s text:c="4"/>\ Rel </text:p>
      <text:p text:style-name="P19">00180: 65 61 73 65 20 73 63 6C 20 0D 5F 73 64 61 69 20 <text:s text:c="2"/>ease scl ._sdai </text:p>
      <text:p text:style-name="P19">00190: 20 20 20 20 5C 20 52 65 6C 65 61 73 65 20 73 64 <text:s text:c="6"/>\ Release sd </text:p>
      <text:p text:style-name="P19">001A0: 61 0D 3B 0D 0D 3A 20 62 75 73 5F 63 6C 72 20 64 <text:s text:c="2"/>a.;..: bus_clr d </text:p>
      <text:p text:style-name="P19">001B0: 31 30 20 30 20 64 6F 20 5F 73 63 6C 6C 20 5F 73 <text:s text:c="2"/>10 0 do _scll _s </text:p>
      <text:p text:style-name="P19">001C0: 63 6C 6F 20 5F 73 63 6C 69 20 6C 6F 6F 70 20 3B <text:s text:c="2"/>clo _scli loop ; </text:p>
      <text:p text:style-name="P19">001D0: 0D 0D 0D 6C 6F 63 6B 64 69 63 74 20 63 72 65 61 <text:s text:c="2"/>...lockdict crea </text:p>
      <text:p text:style-name="P19">001E0: 74 65 20 5F 65 65 77 72 69 74 65 20 66 6F 72 74 <text:s text:c="2"/>te _eewrite fort </text:p>
      <text:p text:style-name="P19">001F0: 68 65 6E 74 72 79 0D 24 43 5F 61 5F 6C 78 61 73 <text:s text:c="2"/>hentry.$C_a_lxas </text:p>
      <text:p text:style-name="P19"/>
      <text:p text:style-name="P19">Prop0 Cog6 ok </text:p>
      <text:p text:style-name="P19"/>
      <text:p text:style-name="P19">flRAM_in L@ . flRAM_out L@ . </text:p>
      <text:p text:style-name="P19">21069 21069 Prop0 Cog6 ok </text:p>
      <text:p text:style-name="P19"/>
      <text:p text:style-name="P19">Prop0 Cog6 ok </text:p>
      <text:p text:style-name="P19">20800 500 dumpDISK </text:p>
      <text:p text:style-name="P19">05140 01F4: </text:p>
      <text:p text:style-name="P19">05140: 70 0D 64 72 6F 70 0D 63 6C 72 5F 76 72 61 6D 20 <text:s text:c="2"/>p.drop.clr_vram </text:p>
      <text:p text:style-name="P19">05150: 30 20 76 69 64 58 20 57 21 20 0D 63 22 20 46 6F <text:s text:c="2"/>0 vidX W! .c" Fo </text:p>
      <text:p text:style-name="P19">05160: 72 74 68 22 20 6C 63 64 5F 73 74 72 69 6E 67 0D <text:s text:c="2"/>rth" lcd_string. </text:p>
      <text:p text:style-name="P19">05170: 64 69 73 70 5F 4F 4C 45 44 5F 4C 43 44 0D 64 69 <text:s text:c="2"/>disp_OLED_LCD.di </text:p>
      <text:p text:style-name="P19">05180: 73 70 5F 72 65 76 65 72 73 65 0D 64 32 30 30 30 <text:s text:c="2"/>sp_reverse.d2000 </text:p>
      <text:p text:style-name="P19">05190: 20 64 65 6C 6D 73 0D 64 69 73 70 5F 4F 4C 45 44 <text:s text:c="3"/>delms.disp_OLED </text:p>
      <text:p text:style-name="P19">051A0: 5F 4C 43 44 0D 64 32 30 30 30 20 64 65 6C 6D 73 <text:s text:c="2"/>_LCD.d2000 delms </text:p>
      <text:p text:style-name="P19">051B0: 0D 64 69 73 70 5F 6E 6F 72 6D 61 6C 0D 64 32 30 <text:s text:c="2"/>.disp_normal.d20 </text:p>
      <text:p text:style-name="P19">051C0: 30 30 20 64 65 6C 6D 73 0D 64 69 73 70 5F 4F 4C <text:s text:c="2"/>00 delms.disp_OL </text:p>
      <text:p text:style-name="P19">051D0: 45 44 5F 4C 43 44 0D 3B 0D 0D 3A 20 64 65 6D 6F <text:s text:c="2"/>ED_LCD.;..: demo <text:s/>&lt;--- last word'demo4' in sample2.f </text:p>
      <text:p text:style-name="P19">051E0: 34 0D 64 65 6D 6F 32 0D 73 63 72 6F 6C 6C 5F 48 <text:s text:c="2"/>4.demo2.scroll_H </text:p>
      <text:p text:style-name="P19">051F0: 20 0D 64 65 6D 6F 33 0D 73 63 72 6F 6C 6C 5F 56 <text:s text:c="3"/>.demo3.scroll_V </text:p>
      <text:p text:style-name="P19">05200: 48 20 0D 30 20 42 6C 69 6E 6B 0D 64 35 30 30 30 <text:s text:c="2"/>H .0 Blink.d5000 </text:p>
      <text:p text:style-name="P19">05210: 20 64 65 6C 6D 73 0D 64 69 73 5F 46 61 64 65 2F <text:s text:c="3"/>delms.dis_Fade/ </text:p>
      <text:p text:style-name="P19">05220: 42 6C 69 6E 6B 0D 31 20 46 61 64 65 4F 75 74 0D <text:s text:c="2"/>Blink.1 FadeOut. </text:p>
      <text:p text:style-name="P19">05230: 64 35 30 30 30 20 64 65 6C 6D 73 0D 64 69 73 5F <text:s text:c="2"/>d5000 delms.dis_ </text:p>
      <text:p text:style-name="P19">05240: 46 61 64 65 2F 42 6C 69 6E 6B 0D 3B 0D 1D 00 84 <text:s text:c="2"/>Fade/Blink.;.... </text:p>
      <text:p text:style-name="P19">05250: F6 68 B6 E3 FA 9D 41 E8 A5 42 C5 C8 A5 16 D6 4C <text:s text:c="2"/>.h....A..B.....L </text:p>
      <text:p text:style-name="P19">05260: 00 30 76 E9 B8 34 5C BC 92 83 05 C0 E9 B6 F8 59 <text:s text:c="2"/>.0v..4\........Y </text:p>
      <text:p text:style-name="P19">05270: C8 28 B1 04 21 03 9F B7 71 28 F3 31 CA C3 A9 96 <text:s text:c="2"/>.(..!...q(.1.... </text:p>
      <text:p text:style-name="P19">05280: D2 C0 4B 12 68 48 7C 01 00 00 A1 80 BC 88 04 02 <text:s text:c="2"/>..K.hH|......... </text:p>
      <text:p text:style-name="P19">05290: BB E2 D0 78 AA 49 74 0A 02 1D 08 D9 0B 38 5D AA <text:s text:c="2"/>...x.It......8]. </text:p>
      <text:p text:style-name="P19">052A0: C5 14 04 2D F3 93 41 24 8D BE F0 60 6A B0 F4 F4 <text:s text:c="2"/>...-..A$...`j... </text:p>
      <text:p text:style-name="P19">052B0: 08 22 11 E4 48 06 81 E6 94 03 74 47 45 60 94 C4 <text:s text:c="2"/>."..H.....tGE`.. </text:p>
      <text:p text:style-name="P19">052C0: 44 F4 3E 2D AC 0B 91 31 AA 5A 84 06 05 58 40 19 <text:s text:c="2"/>D.&gt;-...1.Z...X@. </text:p>
      <text:p text:style-name="P19">052D0: 18 68 B4 E8 4B C2 84 AD CB 95 0C 0B 28 13 21 74 <text:s text:c="2"/>.h..K.......(.!t </text:p>
      <text:p text:style-name="P19">052E0: 6E 08 47 07 78 3D A8 F0 92 70 95 99 8B 1B 35 AE <text:s text:c="2"/>n.G.x=...p....5. </text:p>
      <text:p text:style-name="P19">052F0: EA 55 5D 20 0D 02 13 92 AC 64 C0 4C 91 40 F2 A4 <text:s text:c="2"/>.U] .....d.L.@.. </text:p>
      <text:p text:style-name="P19">05300: 27 18 83 21 81 38 3D 87 04 CB 24 07 D6 8F 56 7C <text:s text:c="2"/>'..!.8=...$...V| </text:p>
      <text:p text:style-name="P19">05310: 60 77 89 87 24 13 82 60 88 C9 05 3D 89 20 8D 9B <text:s text:c="2"/>`w..$..`...=. .. </text:p>
      <text:p text:style-name="P19">05320: 48 92 FE 81 48 B2 4D B9 47 2C D1 70 47 43 6C 45 <text:s text:c="2"/>H...H.M.G,.pGClE </text:p>
      <text:p text:style-name="P19">05330: 61 B0 C6 98 A2 12 53 D1 B8 30 84 F6 0E 69 1A 13 <text:s text:c="2"/>a.....S..0...i.. </text:p>
      <text:p text:style-name="P19"/>
      <text:p text:style-name="P19">Prop0 Cog6 ok </text:p>
      <text:p text:style-name="P25"><text:soft-page-break/>Writing 0 – hFF whole RAMDISK(512kbyte)</text:p>
      <text:p text:style-name="P24"/>
      <text:p text:style-name="P20">Prop0 Cog6 ok</text:p>
      <text:p text:style-name="P20">2048 test 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Prop0 Cog6 ok </text:p>
      <text:p text:style-name="P20">0 300 dumpDISK </text:p>
      <text:p text:style-name="P20">00000 012C: </text:p>
      <text:p text:style-name="P20">00000: 00 01 02 03 04 05 06 07 08 09 0A 0B 0C 0D 0E 0F <text:s text:c="2"/>................ </text:p>
      <text:p text:style-name="P20">00010: 10 11 12 13 14 15 16 17 18 19 1A 1B 1C 1D 1E 1F <text:s text:c="2"/>................ </text:p>
      <text:p text:style-name="P20">00020: 20 21 22 23 24 25 26 27 28 29 2A 2B 2C 2D 2E 2F <text:s text:c="3"/>!"#$%&amp;'()*+,-./ </text:p>
      <text:p text:style-name="P20">00030: 30 31 32 33 34 35 36 37 38 39 3A 3B 3C 3D 3E 3F <text:s text:c="2"/>0123456789:;&lt;=&gt;? </text:p>
      <text:p text:style-name="P20">00040: 40 41 42 43 44 45 46 47 48 49 4A 4B 4C 4D 4E 4F <text:s text:c="2"/>@ABCDEFGHIJKLMNO </text:p>
      <text:p text:style-name="P20">00050: 50 51 52 53 54 55 56 57 58 59 5A 5B 5C 5D 5E 5F <text:s text:c="2"/>PQRSTUVWXYZ[\]^_ </text:p>
      <text:p text:style-name="P20">00060: 60 61 62 63 64 65 66 67 68 69 6A 6B 6C 6D 6E 6F <text:s text:c="2"/>`abcdefghijklmno </text:p>
      <text:p text:style-name="P20">00070: 70 71 72 73 74 75 76 77 78 79 7A 7B 7C 7D 7E 7F <text:s text:c="2"/>pqrstuvwxyz{|}~. </text:p>
      <text:p text:style-name="P20">00080: 80 81 82 83 84 85 86 87 88 89 8A 8B 8C 8D 8E 8F <text:s text:c="2"/>................ </text:p>
      <text:p text:style-name="P20">00090: 90 91 92 93 94 95 96 97 98 99 9A 9B 9C 9D 9E 9F <text:s text:c="2"/>................ </text:p>
      <text:p text:style-name="P20">000A0: A0 A1 A2 A3 A4 A5 A6 A7 A8 A9 AA AB AC AD AE AF <text:s text:c="2"/>................ </text:p>
      <text:p text:style-name="P20">000B0: B0 B1 B2 B3 B4 B5 B6 B7 B8 B9 BA BB BC BD BE BF <text:s text:c="2"/>................ </text:p>
      <text:p text:style-name="P20">000C0: C0 C1 C2 C3 C4 C5 C6 C7 C8 C9 CA CB CC CD CE CF <text:s text:c="2"/>................ </text:p>
      <text:p text:style-name="P20">000D0: D0 D1 D2 D3 D4 D5 D6 D7 D8 D9 DA DB DC DD DE DF <text:s text:c="2"/>................ </text:p>
      <text:p text:style-name="P20">000E0: E0 E1 E2 E3 E4 E5 E6 E7 E8 E9 EA EB EC ED EE EF <text:s text:c="2"/>................ </text:p>
      <text:p text:style-name="P20">000F0: F0 F1 F2 F3 F4 F5 F6 F7 F8 F9 FA FB FC FD FE FF <text:s text:c="2"/>................ </text:p>
      <text:p text:style-name="P20">00100: 00 01 02 03 04 05 06 07 08 09 0A 0B 0C 0D 0E 0F <text:s text:c="2"/>................ </text:p>
      <text:p text:style-name="P20">00110: 10 11 12 13 14 15 16 17 18 19 1A 1B 1C 1D 1E 1F <text:s text:c="2"/>................ </text:p>
      <text:p text:style-name="P20">00120: 20 21 22 23 24 25 26 27 28 29 2A 2B 2C 2D 2E 2F <text:s text:c="3"/>!"#$%&amp;'()*+,-./ </text:p>
      <text:p text:style-name="P20"/>
      <text:p text:style-name="P20">Prop0 Cog6 ok </text:p>
      <text:p text:style-name="P20">262000 300 dumpDISK </text:p>
      <text:p text:style-name="P20">3FF70 012C: </text:p>
      <text:p text:style-name="P20">3FF70: 70 71 72 73 74 75 76 77 78 79 7A 7B 7C 7D 7E 7F <text:s text:c="2"/>pqrstuvwxyz{|}~. </text:p>
      <text:p text:style-name="P20">3FF80: 80 81 82 83 84 85 86 87 88 89 8A 8B 8C 8D 8E 8F <text:s text:c="2"/>................ </text:p>
      <text:p text:style-name="P20">3FF90: 90 91 92 93 94 95 96 97 98 99 9A 9B 9C 9D 9E 9F <text:s text:c="2"/>................ </text:p>
      <text:p text:style-name="P20">3FFA0: A0 A1 A2 A3 A4 A5 A6 A7 A8 A9 AA AB AC AD AE AF <text:s text:c="2"/>................ </text:p>
      <text:p text:style-name="P20">3FFB0: B0 B1 B2 B3 B4 B5 B6 B7 B8 B9 BA BB BC BD BE BF <text:s text:c="2"/>................ </text:p>
      <text:p text:style-name="P20">3FFC0: C0 C1 C2 C3 C4 C5 C6 C7 C8 C9 CA CB CC CD CE CF <text:s text:c="2"/>................ </text:p>
      <text:p text:style-name="P20">3FFD0: D0 D1 D2 D3 D4 D5 D6 D7 D8 D9 DA DB DC DD DE DF <text:s text:c="2"/>................ </text:p>
      <text:p text:style-name="P20">3FFE0: E0 E1 E2 E3 E4 E5 E6 E7 E8 E9 EA EB EC ED EE EF <text:s text:c="2"/>................ </text:p>
      <text:p text:style-name="P20">3FFF0: F0 F1 F2 F3 F4 F5 F6 F7 F8 F9 FA FB FC FD FE FF <text:s text:c="2"/>................ </text:p>
      <text:p text:style-name="P20">40000: 00 01 02 03 04 05 06 07 08 09 0A 0B 0C 0D 0E 0F <text:s text:c="2"/>................ </text:p>
      <text:p text:style-name="P20">40010: 10 11 12 13 14 15 16 17 18 19 1A 1B 1C 1D 1E 1F <text:s text:c="2"/>................ </text:p>
      <text:p text:style-name="P20">40020: 20 21 22 23 24 25 26 27 28 29 2A 2B 2C 2D 2E 2F <text:s text:c="3"/>!"#$%&amp;'()*+,-./ </text:p>
      <text:p text:style-name="P20">40030: 30 31 32 33 34 35 36 37 38 39 3A 3B 3C 3D 3E 3F <text:s text:c="2"/>0123456789:;&lt;=&gt;? </text:p>
      <text:p text:style-name="P20">40040: 40 41 42 43 44 45 46 47 48 49 4A 4B 4C 4D 4E 4F <text:s text:c="2"/>@ABCDEFGHIJKLMNO </text:p>
      <text:p text:style-name="P20">40050: 50 51 52 53 54 55 56 57 58 59 5A 5B 5C 5D 5E 5F <text:s text:c="2"/>PQRSTUVWXYZ[\]^_ </text:p>
      <text:p text:style-name="P20">40060: 60 61 62 63 64 65 66 67 68 69 6A 6B 6C 6D 6E 6F <text:s text:c="2"/>`abcdefghijklmno </text:p>
      <text:p text:style-name="P20">40070: 70 71 72 73 74 75 76 77 78 79 7A 7B 7C 7D 7E 7F <text:s text:c="2"/>pqrstuvwxyz{|}~. </text:p>
      <text:p text:style-name="P20">40080: 80 81 82 83 84 85 86 87 88 89 8A 8B 8C 8D 8E 8F <text:s text:c="2"/>................ </text:p>
      <text:p text:style-name="P20">40090: 90 91 92 93 94 95 96 97 98 99 9A 9B 9C 9D 9E 9F <text:s text:c="2"/>................ </text:p>
      <text:p text:style-name="P20"/>
      <text:p text:style-name="P20">Prop0 Cog6 ok </text:p>
      <text:p text:style-name="P20">524000 300 dumpDISK </text:p>
      <text:p text:style-name="P20">7FEE0 012C: </text:p>
      <text:p text:style-name="P20">7FEE0: E0 E1 E2 E3 E4 E5 E6 E7 E8 E9 EA EB EC ED EE EF <text:s text:c="2"/>................ </text:p>
      <text:p text:style-name="P20">7FEF0: F0 F1 F2 F3 F4 F5 F6 F7 F8 F9 FA FB FC FD FE FF <text:s text:c="2"/>................ </text:p>
      <text:p text:style-name="P20">7FF00: 00 01 02 03 04 05 06 07 08 09 0A 0B 0C 0D 0E 0F <text:s text:c="2"/>................ </text:p>
      <text:p text:style-name="P20">7FF10: 10 11 12 13 14 15 16 17 18 19 1A 1B 1C 1D 1E 1F <text:s text:c="2"/>................ </text:p>
      <text:p text:style-name="P20">7FF20: 20 21 22 23 24 25 26 27 28 29 2A 2B 2C 2D 2E 2F <text:s text:c="3"/>!"#$%&amp;'()*+,-./ </text:p>
      <text:p text:style-name="P20">7FF30: 30 31 32 33 34 35 36 37 38 39 3A 3B 3C 3D 3E 3F <text:s text:c="2"/>0123456789:;&lt;=&gt;? </text:p>
      <text:p text:style-name="P20">7FF40: 40 41 42 43 44 45 46 47 48 49 4A 4B 4C 4D 4E 4F <text:s text:c="2"/>@ABCDEFGHIJKLMNO </text:p>
      <text:p text:style-name="P20"><text:soft-page-break/>7FF50: 50 51 52 53 54 55 56 57 58 59 5A 5B 5C 5D 5E 5F <text:s text:c="2"/>PQRSTUVWXYZ[\]^_ </text:p>
      <text:p text:style-name="P20">7FF60: 60 61 62 63 64 65 66 67 68 69 6A 6B 6C 6D 6E 6F <text:s text:c="2"/>`abcdefghijklmno </text:p>
      <text:p text:style-name="P20">7FF70: 70 71 72 73 74 75 76 77 78 79 7A 7B 7C 7D 7E 7F <text:s text:c="2"/>pqrstuvwxyz{|}~. </text:p>
      <text:p text:style-name="P20">7FF80: 80 81 82 83 84 85 86 87 88 89 8A 8B 8C 8D 8E 8F <text:s text:c="2"/>................ </text:p>
      <text:p text:style-name="P20">7FF90: 90 91 92 93 94 95 96 97 98 99 9A 9B 9C 9D 9E 9F <text:s text:c="2"/>................ </text:p>
      <text:p text:style-name="P20">7FFA0: A0 A1 A2 A3 A4 A5 A6 A7 A8 A9 AA AB AC AD AE AF <text:s text:c="2"/>................ </text:p>
      <text:p text:style-name="P20">7FFB0: B0 B1 B2 B3 B4 B5 B6 B7 B8 B9 BA BB BC BD BE BF <text:s text:c="2"/>................ </text:p>
      <text:p text:style-name="P20">7FFC0: C0 C1 C2 C3 C4 C5 C6 C7 C8 C9 CA CB CC CD CE CF <text:s text:c="2"/>................ </text:p>
      <text:p text:style-name="P20">7FFD0: D0 D1 D2 D3 D4 D5 D6 D7 D8 D9 DA DB DC DD DE DF <text:s text:c="2"/>................ </text:p>
      <text:p text:style-name="P20">7FFE0: E0 E1 E2 E3 E4 E5 E6 E7 E8 E9 EA EB EC ED EE EF <text:s text:c="2"/>................ </text:p>
      <text:p text:style-name="P20">7FFF0: F0 F1 F2 F3 F4 F5 F6 F7 F8 F9 FA FB FC FD FE FF <text:s text:c="2"/>................ </text:p>
      <text:p text:style-name="P20">80000: 00 01 02 03 04 05 06 07 08 09 0A 0B 0C 0D 0E 0F <text:s text:c="2"/>................ <text:s/>&lt;--- data in address[0 to hF] </text:p>
      <text:p text:style-name="P20"/>
      <text:p text:style-name="P20">Prop0 Cog6 ok 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5T22:41:50</meta:creation-date>
    <dc:creator>kaz </dc:creator>
    <dc:date>2016-08-30T21:51:13.328654180</dc:date>
    <meta:editing-cycles>56</meta:editing-cycles>
    <meta:editing-duration>PT2H28M27S</meta:editing-duration>
    <meta:document-statistic meta:table-count="0" meta:image-count="0" meta:object-count="0" meta:page-count="4" meta:paragraph-count="176" meta:word-count="2538" meta:character-count="12714" meta:non-whitespace-character-count="9902"/>
    <meta:user-defined meta:name="情報 1"/>
    <meta:user-defined meta:name="情報 2"/>
    <meta:user-defined meta:name="情報 3"/>
    <meta:user-defined meta:name="情報 4"/>
  </office:meta>
</office:document-meta>
</file>